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sans-serif" fo:font-size="10.5pt" fo:font-weight="bold" officeooo:rsid="0000e450" officeooo:paragraph-rsid="0000e450" style:font-size-asian="10.5pt" style:font-weight-asian="bold" style:font-size-complex="10.5pt" style:font-weight-complex="bold"/>
    </style:style>
    <style:style style:name="P2" style:family="paragraph" style:parent-style-name="Standard">
      <style:paragraph-properties fo:text-align="justify" style:justify-single-word="false"/>
      <style:text-properties style:font-name="sans-serif" fo:font-size="10.5pt" style:font-size-asian="10.5pt" style:font-size-complex="10.5pt"/>
    </style:style>
    <style:style style:name="P3" style:family="paragraph" style:parent-style-name="Standard">
      <style:paragraph-properties fo:text-align="justify" style:justify-single-word="false"/>
      <style:text-properties style:font-name="sans-serif" fo:font-size="10.5pt" officeooo:paragraph-rsid="000d32ed" style:font-size-asian="10.5pt" style:font-size-complex="10.5pt"/>
    </style:style>
    <style:style style:name="P4" style:family="paragraph" style:parent-style-name="Standard">
      <style:text-properties style:font-name="sans-serif" fo:font-size="10.5pt" officeooo:paragraph-rsid="000d32ed" style:font-size-asian="10.5pt" style:font-size-complex="10.5pt"/>
    </style:style>
    <style:style style:name="P5" style:family="paragraph" style:parent-style-name="Standard">
      <style:text-properties style:font-name="sans-serif" fo:font-size="10.5pt" officeooo:rsid="000dd775" officeooo:paragraph-rsid="000dd775" style:font-size-asian="10.5pt" style:font-size-complex="10.5pt"/>
    </style:style>
    <style:style style:name="P6" style:family="paragraph" style:parent-style-name="Standard">
      <style:text-properties fo:font-size="10.5pt" officeooo:paragraph-rsid="000d32ed" style:font-size-asian="10.5pt" style:font-size-complex="10.5pt"/>
    </style:style>
    <style:style style:name="P7" style:family="paragraph" style:parent-style-name="Standard" style:master-page-name="">
      <style:paragraph-properties fo:margin-left="0cm" fo:margin-right="0cm" fo:text-indent="0cm" style:auto-text-indent="false" style:page-number="auto"/>
      <style:text-properties style:font-name="sans-serif" fo:font-size="10.5pt" officeooo:paragraph-rsid="000d32ed" style:font-size-asian="10.5pt" style:font-size-complex="10.5pt"/>
    </style:style>
    <style:style style:name="P8" style:family="paragraph" style:parent-style-name="Standard">
      <style:paragraph-properties fo:margin-left="0.801cm" fo:margin-right="0cm" fo:text-indent="0cm" style:auto-text-indent="false"/>
      <style:text-properties style:font-name="sans-serif" fo:font-size="10.5pt" officeooo:paragraph-rsid="000d32ed" style:font-size-asian="10.5pt" style:font-size-complex="10.5pt"/>
    </style:style>
    <style:style style:name="P9" style:family="paragraph" style:parent-style-name="Standard" style:master-page-name="">
      <style:paragraph-properties fo:margin-left="0.801cm" fo:margin-right="0cm" fo:text-indent="0cm" style:auto-text-indent="false" style:page-number="auto"/>
      <style:text-properties style:font-name="sans-serif" fo:font-size="10.5pt" officeooo:paragraph-rsid="000d32ed" style:font-size-asian="10.5pt" style:font-size-complex="10.5pt"/>
    </style:style>
    <style:style style:name="P10" style:family="paragraph" style:parent-style-name="Standard">
      <style:text-properties fo:font-size="10.5pt" style:font-size-asian="10.5pt" style:font-size-complex="10.5pt"/>
    </style:style>
    <style:style style:name="P11" style:family="paragraph" style:parent-style-name="Standard">
      <style:text-properties fo:font-size="10.5pt" officeooo:rsid="0010335d" officeooo:paragraph-rsid="0010335d" style:font-size-asian="10.5pt" style:font-size-complex="10.5pt"/>
    </style:style>
    <style:style style:name="P12" style:family="paragraph" style:parent-style-name="Standard">
      <style:text-properties fo:font-size="10.5pt" officeooo:paragraph-rsid="000d32ed" style:font-size-asian="10.5pt" style:font-size-complex="10.5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sans-serif"/>
    </style:style>
    <style:style style:name="T4" style:family="text">
      <style:text-properties style:font-name="sans-serif" fo:font-style="italic" style:font-style-asian="italic" style:font-style-complex="italic"/>
    </style:style>
    <style:style style:name="T5" style:family="text">
      <style:text-properties style:font-name="sans-serif" fo:font-weight="bold" style:font-weight-asian="bold" style:font-weight-complex="bold"/>
    </style:style>
    <style:style style:name="T6" style:family="text">
      <style:text-properties officeooo:rsid="000d32ed"/>
    </style:style>
    <style:style style:name="T7" style:family="text">
      <style:text-properties style:font-name="monospace"/>
    </style:style>
    <style:style style:name="T8" style:family="text">
      <style:text-properties style:font-name="monospace"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A - PRACTICA <text:span text:style-name="T6">2</text:span></text:p>
      <text:p text:style-name="P2"><text:span text:style-name="T1">INTRODUCCIÓN:</text:span> </text:p>
      <text:p text:style-name="P7">Mars proporciona una serie de servicios del sistema por medio de la instrucción <text:span text:style-name="T7">syscall</text:span>. Para ejecutar una llamada al sistema, el programa debe</text:p>
      <text:p text:style-name="P8"><text:span text:style-name="T1">A. </text:span>Cargar el código de la llamada al sistema en el registro <text:span text:style-name="T7">$v0</text:span></text:p>
      <text:p text:style-name="P8"><text:span text:style-name="T1">B. </text:span>Cargar el/los argumentos necesarios en los registros <text:span text:style-name="T7">$a0-$a3</text:span></text:p>
      <text:p text:style-name="P8"><text:span text:style-name="T1">C.</text:span> Las llamadas al sistema que devuelven valores los almacenan en el registro <text:span text:style-name="T7">$v0</text:span></text:p>
      <text:p text:style-name="P4"/>
      <text:p text:style-name="P4"><text:span text:style-name="T1">A. </text:span>Escribir un programa que calcula e imprima la suma de dos números introducidos por el usuario en tiempo de ejecución. El programa deberá:</text:p>
      <text:p text:style-name="P9"><text:span text:style-name="T1">1) </text:span>Leer dos números del usuario</text:p>
      <text:p text:style-name="P8"><text:span text:style-name="T1">2) </text:span>Realizar la suma</text:p>
      <text:p text:style-name="P8"><text:span text:style-name="T1">3) </text:span>Imprimir el resultado</text:p>
      <text:p text:style-name="P8"><text:span text:style-name="T1">4) </text:span>Salir del programa</text:p>
      <text:p text:style-name="P4">Además de la instrucción <text:span text:style-name="T8">syscall</text:span>, es posible que necesites utilizar instrucciones para el movimiento de datos, como la pseudoinstrucción <text:span text:style-name="T8">move</text:span>.</text:p>
      <text:p text:style-name="P4"/>
      <text:p text:style-name="P6"><text:span text:style-name="T5">B. </text:span><text:span text:style-name="T3">Escribe un programa que imprima un mensaje por pantalla, por ejemplo, la cadena </text:span><text:span text:style-name="T2">“</text:span><text:span text:style-name="T4">\tHello Word!\n</text:span><text:span text:style-name="T2">”</text:span><text:span text:style-name="T3">. Analiza los datos almacenados en el segmento de datos, ¿cómo se han almacenado los caracteres? Es decir, ¿cómo se representan los caracteres en memoria?Consulta una tabla ASCII para entender la conversión de caracteres en números. ¿Cuántas </text:span></text:p>
      <text:p text:style-name="P4">palabras son necesarias para almacenar la cadena? Prueba a modificar la longitud de la cadena añadiendo o eliminando caracteres.</text:p>
      <text:p text:style-name="P4"/>
      <text:p text:style-name="P5">En forma de numeros en hexadecimal. 4 palabras. </text:p>
      <text:p text:style-name="P4"/>
      <text:p text:style-name="P3"><text:span text:style-name="T1">C. </text:span>Modifica el primer programa para que después de calcular la suma de los dos números imprima el siguiente mensaje: <text:span text:style-name="T2">“El resultado es: ”</text:span>. A continuación de la cadena se debe imprimir el resultado de la suma.</text:p>
      <text:p text:style-name="P3"/>
      <text:p text:style-name="P4"><text:span text:style-name="T1">D. </text:span>Prueba a modificar el programa anterior para que en lugar de leer los números del terminal se correspondan con dos variables de nuestro programa. De nuevo, se debe calcular la suma de las variables, para lo cual primero las tenemos que cargar en registros. Prueba a crear datos de tamaño 8, 16 y 32 bits. En cada caso, comprueba en el segmento de datos el valor almacenado, las palabras necesarias y las direcciones de memoria correspondientes a cada variable.</text:p>
      <text:p text:style-name="P4"/>
      <text:p text:style-name="P6"><text:span text:style-name="T5">E. </text:span><text:span text:style-name="T3">Modifica el programa anterior y reserva espacio en el segmento de datos para leer dos números por el terminal, almacenarlos en memoria y después sumar y mostrar su resultado. Prueba primero a reservar 2 y 4 bytes mediante </text:span><text:span text:style-name="T7">.</text:span><text:span text:style-name="T8">space</text:span><text:span text:style-name="T3">. ¿Qué sucede en tiempo de ejecución cuando tratas de almacenar el segundo número? ¿puedes explicar por qué se produce este error?. Modifica el programa, pero esta vez declara una variable de tipo </text:span><text:span text:style-name="T8">.half</text:span><text:span text:style-name="T7"> </text:span><text:span text:style-name="T3">y otra de tipo </text:span><text:span text:style-name="T8">.word</text:span><text:span text:style-name="T3">. ¿Salta ahora el error? ¿por qué?</text:span></text:p>
      <text:p text:style-name="P10"/>
      <text:p text:style-name="P11"><text:span text:style-name="T3">Lo que ocurre es que estamos intentando almacenar la variable sin estar alineada, por ello al guardarlo con la longitud deseada (half o word) funcio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61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gonzalez</meta:initial-creator>
    <meta:creation-date>2015-09-29T13:39:32.489553413</meta:creation-date>
    <dc:date>2015-10-20T14:06:21.857109619</dc:date>
    <dc:creator>marco gonzalez</dc:creator>
    <meta:editing-duration>PT1H35M45S</meta:editing-duration>
    <meta:editing-cycles>10</meta:editing-cycles>
    <meta:generator>LibreOffice/4.2.8.2$Linux_X86_64 LibreOffice_project/420m0$Build-2</meta:generator>
    <meta:document-statistic meta:table-count="0" meta:image-count="0" meta:object-count="0" meta:page-count="1" meta:paragraph-count="19" meta:word-count="431" meta:character-count="2583" meta:non-whitespace-character-count="2168"/>
  </office:meta>
</office:document-meta>
</file>